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d47ee"/>
    </style:style>
    <style:style style:name="P2" style:family="paragraph" style:parent-style-name="Standard" style:list-style-name="L1">
      <style:text-properties officeooo:paragraph-rsid="001d51fd"/>
    </style:style>
    <style:style style:name="P3" style:family="paragraph" style:parent-style-name="Standard" style:list-style-name="L1">
      <style:text-properties officeooo:rsid="001bef31" officeooo:paragraph-rsid="001bef31"/>
    </style:style>
    <style:style style:name="P4" style:family="paragraph" style:parent-style-name="Standard" style:list-style-name="L1">
      <style:text-properties officeooo:rsid="001bef31" officeooo:paragraph-rsid="001d47ee"/>
    </style:style>
    <style:style style:name="P5" style:family="paragraph" style:parent-style-name="Standard" style:list-style-name="L1">
      <style:text-properties officeooo:rsid="001bfc5c" officeooo:paragraph-rsid="001bfc5c"/>
    </style:style>
    <style:style style:name="P6" style:family="paragraph" style:parent-style-name="Standard" style:list-style-name="L1">
      <style:text-properties officeooo:rsid="001bfc5c" officeooo:paragraph-rsid="001d51fd"/>
    </style:style>
    <style:style style:name="P7" style:family="paragraph" style:parent-style-name="Standard" style:list-style-name="L1">
      <style:text-properties officeooo:rsid="001bfc5c" officeooo:paragraph-rsid="001f5369"/>
    </style:style>
    <style:style style:name="P8" style:family="paragraph" style:parent-style-name="Standard" style:list-style-name="L1">
      <style:text-properties officeooo:rsid="001c116a" officeooo:paragraph-rsid="001c116a"/>
    </style:style>
    <style:style style:name="P9" style:family="paragraph" style:parent-style-name="Standard" style:list-style-name="L1">
      <style:text-properties officeooo:rsid="001d47ee" officeooo:paragraph-rsid="001d47ee"/>
    </style:style>
    <style:style style:name="P10" style:family="paragraph" style:parent-style-name="Standard" style:list-style-name="L1">
      <style:text-properties officeooo:rsid="001d51fd" officeooo:paragraph-rsid="001d51fd"/>
    </style:style>
    <style:style style:name="P11" style:family="paragraph" style:parent-style-name="Standard" style:list-style-name="L1">
      <style:text-properties officeooo:rsid="001f272a" officeooo:paragraph-rsid="001f272a"/>
    </style:style>
    <style:style style:name="P12" style:family="paragraph" style:parent-style-name="Standard" style:list-style-name="L1">
      <style:text-properties officeooo:rsid="001f5369" officeooo:paragraph-rsid="001f5369"/>
    </style:style>
    <style:style style:name="P13" style:family="paragraph" style:parent-style-name="Standard" style:list-style-name="L1">
      <style:text-properties officeooo:rsid="001ff002" officeooo:paragraph-rsid="001ff002"/>
    </style:style>
    <style:style style:name="T1" style:family="text">
      <style:text-properties officeooo:rsid="001bfc5c"/>
    </style:style>
    <style:style style:name="T2" style:family="text">
      <style:text-properties officeooo:rsid="001d47ee"/>
    </style:style>
    <style:style style:name="T3" style:family="text">
      <style:text-properties officeooo:rsid="001bef31"/>
    </style:style>
    <style:style style:name="T4" style:family="text">
      <style:text-properties officeooo:rsid="001f5369"/>
    </style:style>
    <style:style style:name="T5" style:family="text">
      <style:text-properties officeooo:rsid="001ff002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93928496181133528" text:style-name="L1">
        <text:list-item>
          <text:p text:style-name="P3">Introduction</text:p>
          <text:list>
            <text:list-item>
              <text:p text:style-name="P4">Motivation</text:p>
              <text:list>
                <text:list-item>
                  <text:p text:style-name="P9">problem description</text:p>
                </text:list-item>
                <text:list-item>
                  <text:p text:style-name="P1"><text:span text:style-name="T3">goal of the thesis</text:span></text:p>
                </text:list-item>
              </text:list>
            </text:list-item>
            <text:list-item>
              <text:p text:style-name="P3"><text:span text:style-name="T1">A</text:span>pplication to the v<text:span text:style-name="T2">id</text:span>eo encoding</text:p>
            </text:list-item>
          </text:list>
        </text:list-item>
        <text:list-item>
          <text:p text:style-name="P9">Analysis</text:p>
          <text:list>
            <text:list-item>
              <text:p text:style-name="P9"><text:span text:style-name="T5">Known approaches</text:span></text:p>
              <text:list>
                <text:list-item>
                  <text:p text:style-name="P9"><text:span text:style-name="T3">Client-server</text:span></text:p>
                </text:list-item>
                <text:list-item>
                  <text:p text:style-name="P9"><text:span text:style-name="T3">P2P</text:span></text:p>
                  <text:list>
                    <text:list-item>
                      <text:p text:style-name="P9"><text:span text:style-name="T3">Grid networks</text:span></text:p>
                    </text:list-item>
                    <text:list-item>
                      <text:p text:style-name="P9"><text:span text:style-name="T3">Hybrid networks</text:span></text:p>
                    </text:list-item>
                    <text:list-item>
                      <text:p text:style-name="P9"><text:span text:style-name="T3">Pure p2p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5">E</text:span>xisting solutions</text:p>
            </text:list-item>
            <text:list-item>
              <text:p text:style-name="P10"><text:span text:style-name="T5">F</text:span>ramework description</text:p>
              <text:list>
                <text:list-item>
                  <text:p text:style-name="P10">Basic overview</text:p>
                </text:list-item>
                <text:list-item>
                  <text:p text:style-name="P6">Neighbor maintaining</text:p>
                  <text:list>
                    <text:list-item>
                      <text:p text:style-name="P6">Initialization</text:p>
                    </text:list-item>
                    <text:list-item>
                      <text:p text:style-name="P6">Neighbor discovery</text:p>
                    </text:list-item>
                    <text:list-item>
                      <text:p text:style-name="P2"><text:span text:style-name="T1">Neighbor's failure</text:span></text:p>
                    </text:list-item>
                    <text:list-item>
                      <text:p text:style-name="P11"><text:span text:style-name="T5">A</text:span>lternatives, possible improvements</text:p>
                    </text:list-item>
                  </text:list>
                </text:list-item>
                <text:list-item>
                  <text:p text:style-name="P6">Security?</text:p>
                </text:list-item>
                <text:list-item>
                  <text:p text:style-name="P11">Networking handling</text:p>
                  <text:list>
                    <text:list-item>
                      <text:p text:style-name="P11">used approach</text:p>
                    </text:list-item>
                    <text:list-item>
                      <text:p text:style-name="P11">alternatives</text:p>
                    </text:list-item>
                  </text:list>
                </text:list-item>
                <text:list-item>
                  <text:p text:style-name="P5">User interface</text:p>
                </text:list-item>
                <text:list-item>
                  <text:p text:style-name="P5">Prerequisites</text:p>
                </text:list-item>
              </text:list>
            </text:list-item>
          </text:list>
        </text:list-item>
        <text:list-item>
          <text:p text:style-name="P3">Implementation</text:p>
          <text:list>
            <text:list-item>
              <text:p text:style-name="P5">Networking</text:p>
              <text:list>
                <text:list-item>
                  <text:p text:style-name="P12">Creating connections</text:p>
                </text:list-item>
                <text:list-item>
                  <text:p text:style-name="P12">Protocol</text:p>
                </text:list-item>
                <text:list-item>
                  <text:p text:style-name="P12">Error recovery</text:p>
                </text:list-item>
              </text:list>
            </text:list-item>
            <text:list-item>
              <text:p text:style-name="P7">Internal structures' overview</text:p>
              <text:list>
                <text:list-item>
                  <text:p text:style-name="P12">Neighbor storage</text:p>
                </text:list-item>
                <text:list-item>
                  <text:p text:style-name="P12">Referencing chunks</text:p>
                </text:list-item>
              </text:list>
            </text:list-item>
            <text:list-item>
              <text:p text:style-name="P7">Periodic actions</text:p>
            </text:list-item>
            <text:list-item>
              <text:p text:style-name="P7">Error detection <text:span text:style-name="T4">and recovery</text:span></text:p>
              <text:list>
                <text:list-item>
                  <text:p text:style-name="P12">Node failure</text:p>
                </text:list-item>
                <text:list-item>
                  <text:p text:style-name="P12">Chunk disappearance</text:p>
                </text:list-item>
              </text:list>
            </text:list-item>
            <text:list-item>
              <text:p text:style-name="P7">Data transfers</text:p>
            </text:list-item>
            <text:list-item>
              <text:p text:style-name="P5">Handling I/O</text:p>
              <text:list>
                <text:list-item>
                  <text:p text:style-name="P13">User interaction</text:p>
                </text:list-item>
                <text:list-item>
                  <text:p text:style-name="P13">Use of ffmpeg</text:p>
                </text:list-item>
              </text:list>
            </text:list-item>
            <text:list-item>
              <text:p text:style-name="P12">Synchronization</text:p>
            </text:list-item>
          </text:list>
        </text:list-item>
        <text:list-item>
          <text:p text:style-name="P3">Experiments</text:p>
          <text:list>
            <text:list-item>
              <text:p text:style-name="P5">Approach to testing</text:p>
              <text:list>
                <text:list-item>
                  <text:p text:style-name="P8">Description</text:p>
                </text:list-item>
                <text:list-item>
                  <text:p text:style-name="P8">Problems</text:p>
                </text:list-item>
              </text:list>
            </text:list-item>
            <text:list-item>
              <text:p text:style-name="P8">Results</text:p>
              <text:list>
                <text:list-item>
                  <text:p text:style-name="P5">Performance improvement</text:p>
                </text:list-item>
                <text:list-item>
                  <text:p text:style-name="P5">Influential parameters</text:p>
                </text:list-item>
                <text:list-item>
                  <text:p text:style-name="P5">Error scenarios</text:p>
                </text:list-item>
              </text:list>
            </text:list-item>
          </text:list>
        </text:list-item>
        <text:list-item>
          <text:p text:style-name="P3">Conclus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9T14:03:31.737537815</meta:creation-date>
    <dc:date>2015-05-14T13:42:21.632302448</dc:date>
    <meta:editing-duration>PT1H26M16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52" meta:word-count="149" meta:character-count="1068" meta:non-whitespace-character-count="980"/>
  </office:meta>
</office:document-meta>
</file>